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8C0000018681C0C9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4.669cm" draw:z-index="0"><draw:image xlink:href="Pictures/100000000000058C0000018681C0C9B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s2" text:anchor-type="paragraph" svg:width="17cm" svg:height="4.669cm" draw:z-index="1"><draw:image xlink:href="Pictures/100000000000058C0000018681C0C9B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s3" text:anchor-type="paragraph" svg:width="17cm" svg:height="4.669cm" draw:z-index="2"><draw:image xlink:href="Pictures/100000000000058C0000018681C0C9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4" text:anchor-type="paragraph" svg:width="17cm" svg:height="4.669cm" draw:z-index="3"><draw:image xlink:href="Pictures/100000000000058C0000018681C0C9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0.699cm" fo:margin-left="0.896cm" fo:margin-right="2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5T09:21:41.86</meta:creation-date>
    <meta:document-statistic meta:table-count="0" meta:image-count="4" meta:object-count="0" meta:page-count="1" meta:paragraph-count="0" meta:word-count="0" meta:character-count="0"/>
    <dc:date>2015-09-25T09:23:02</dc:date>
    <meta:editing-duration>PT1M22S</meta:editing-duration>
    <meta:editing-cycles>1</meta:editing-cycles>
    <meta:generator>OpenOffice/4.1.1$Win32 OpenOffice.org_project/411m6$Build-9775</meta:generator>
  </office:meta>
</office:document-meta>
</file>